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99cc" draw:textarea-horizontal-align="justify" draw:textarea-vertical-align="middle" draw:auto-grow-height="true" draw:auto-grow-width="false" fo:min-height="5.077cm" fo:min-width="0cm" fo:padding-top="0.13cm" fo:padding-bottom="0.13cm" fo:padding-left="0.25cm" fo:padding-right="0.25cm" fo:wrap-option="no-wrap" draw:shadow="hidden" draw:shadow-color="#000514"/>
    </style:style>
    <style:style style:name="pr2" style:family="presentation" style:parent-style-name="Title1-subtitle">
      <style:graphic-properties draw:stroke="none" draw:fill="none" draw:fill-color="#0099cc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000514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0514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000514"/>
    </style:style>
    <style:style style:name="pr6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17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false" fo:text-indent="-0.952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1.693cm" fo:margin-right="0cm" fo:margin-top="0.317cm" fo:margin-bottom="0cm" fo:line-height="80%" fo:text-align="center" text:enable-numbering="false" fo:text-indent="-1.693cm"/>
    </style:style>
    <style:style style:name="P7" style:family="paragraph">
      <style:paragraph-properties fo:margin-left="1.693cm" fo:margin-right="0cm" fo:margin-top="0.211cm" fo:margin-bottom="0cm" fo:line-height="80%" text:enable-numbering="false" fo:text-indent="-1.693cm"/>
    </style:style>
    <style:style style:name="P8" style:family="paragraph">
      <style:paragraph-properties fo:margin-left="1.693cm" fo:margin-right="0cm" fo:margin-top="0.176cm" fo:margin-bottom="0cm" fo:line-height="80%" text:enable-numbering="true" fo:text-indent="-1.693cm"/>
    </style:style>
    <style:style style:name="P9" style:family="paragraph">
      <style:paragraph-properties fo:margin-left="1.693cm" fo:margin-right="0cm" fo:margin-top="0.176cm" fo:margin-bottom="0cm" fo:line-height="80%" text:enable-numbering="false" fo:text-indent="-1.693cm"/>
    </style:style>
    <style:style style:name="P10" style:family="paragraph">
      <style:paragraph-properties fo:margin-left="1.693cm" fo:margin-right="0cm" fo:margin-top="0.211cm" fo:margin-bottom="0cm" fo:line-height="80%" text:enable-numbering="true" fo:text-indent="-1.693cm"/>
    </style:style>
    <style:style style:name="P11" style:family="paragraph">
      <style:paragraph-properties fo:margin-left="1.693cm" fo:margin-right="0cm" fo:margin-top="0.158cm" fo:margin-bottom="0cm" fo:line-height="80%" text:enable-numbering="true" fo:text-indent="-1.693cm"/>
    </style:style>
    <style:style style:name="P12" style:family="paragraph">
      <style:paragraph-properties fo:margin-left="0.952cm" fo:margin-right="0cm" fo:margin-top="0.282cm" fo:margin-bottom="0cm" fo:text-align="center" text:enable-numbering="false" fo:text-indent="-0.952cm"/>
    </style:style>
    <style:style style:name="T1" style:family="text">
      <style:text-properties fo:color="#e5e5ff"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language="en" fo:country="CA" fo:font-style="italic" style:font-size-asian="36pt" style:font-style-asian="italic" style:font-size-complex="36pt" style:font-style-complex="italic"/>
    </style:style>
    <style:style style:name="T4" style:family="text">
      <style:text-properties fo:font-size="24pt" fo:language="en" fo:country="CA" style:font-size-asian="24pt" style:font-size-complex="24pt"/>
    </style:style>
    <style:style style:name="T5" style:family="text">
      <style:text-properties fo:font-size="20pt" fo:language="en" fo:country="CA" style:font-size-asian="20pt" style:font-size-complex="20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language="en" fo:country="CA" fo:font-style="italic" style:font-style-asian="italic" style:font-style-complex="italic"/>
    </style:style>
    <style:style style:name="T11" style:family="text">
      <style:text-properties fo:language="en" fo:country="CA"/>
    </style:style>
    <style:style style:name="T12" style:family="text">
      <style:text-properties fo:language="en" fo:country="CA" fo:font-weight="bold" style:font-weight-asian="bold" style:font-weight-complex="bold"/>
    </style:style>
    <style:style style:name="T13" style:family="text">
      <style:text-properties fo:color="#ffcc00" fo:language="en" fo:country="CA" fo:font-weight="bold" style:font-weight-asian="bold" style:font-weight-complex="bold"/>
    </style:style>
    <text:list-style style:name="L1">
      <text:list-level-style-bullet text:level="1" text:bullet-char="•">
        <style:text-properties fo:font-family="Garamond" style:font-family-generic="roman" style:font-pitch="variable" fo:color="#e5e5ff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a886e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a886e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a886e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a886e0" fo:font-size="70%"/>
      </text:list-level-style-bullet>
    </text:list-style>
    <text:list-style style:name="L4">
      <text:list-level-style-bullet text:level="1" text:bullet-char="">
        <style:list-level-properties text:min-label-width="1.693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</text:list-style>
    <text:list-style style:name="L5">
      <text:list-level-style-number text:level="1" style:num-suffix="." style:num-format="1">
        <style:list-level-properties text:min-label-width="1.693cm"/>
        <style:text-properties fo:color="#ffcc00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</text:list-style>
  </office:automatic-styles>
  <office:body>
    <office:presentation>
      <presentation:footer-decl presentation:name="ftr1">EMRG General Meeting, Saturday January 28, 2006</presentation:footer-decl>
      <draw:page draw:name="Emergency Measures Radio Group" draw:style-name="dp1" draw:master-page-name="Title1" presentation:presentation-page-layout-name="AL1T0" presentation:use-footer-name="ftr1">
        <draw:frame presentation:style-name="pr1" draw:text-style-name="P2" draw:layer="layout" svg:width="21.59cm" svg:height="7.881cm" svg:x="1.905cm" svg:y="3.552cm" presentation:class="title" presentation:user-transformed="true">
          <draw:text-box>
            <text:p text:style-name="P1"><text:span text:style-name="T1">Emergency Measures Radio Group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Web Site Redesign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MRG Web Site Redesign" draw:style-name="dp1" draw:master-page-name="Default" presentation:presentation-page-layout-name="AL2T1" presentation:use-footer-name="ftr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MRG Web Site Redesig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5">How many access the Internet via “dial-up”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MRG Web Site Redesign</text:p>
          </draw:text-box>
        </draw:frame>
        <draw:frame presentation:style-name="pr5" draw:text-style-name="P2" draw:layer="layout" svg:width="22.86cm" svg:height="15.265cm" svg:x="1.27cm" svg:y="4.445cm" presentation:class="outline" presentation:user-transformed="true">
          <draw:text-box>
            <text:list text:style-name="L4">
              <text:list-item>
                <text:p text:style-name="P6"><text:span text:style-name="T3">Goals</text:span></text:p>
              </text:list-item>
            </text:list>
            <text:list text:style-name="L4">
              <text:list-item>
                <text:p text:style-name="P7"><text:span text:style-name="T4">Web pages should:</text:span></text:p>
              </text:list-item>
            </text:list>
            <text:list text:style-name="L4">
              <text:list-item>
                <text:p text:style-name="P7"><text:span text:style-name="T4"/></text:p>
              </text:list-item>
            </text:list>
            <text:list text:style-name="L5">
              <text:list-item>
                <text:p text:style-name="P8"><text:span text:style-name="T5">be easy to find in the menus (intuitive) </text:span></text:p>
              </text:list-item>
            </text:list>
            <text:list text:style-name="L5" text:continue-numbering="true">
              <text:list-item>
                <text:p text:style-name="P8"><text:span text:style-name="T5">download quickly -- even with slow dial-up Internet connections </text:span></text:p>
              </text:list-item>
            </text:list>
            <text:list text:style-name="L5" text:continue-numbering="true">
              <text:list-item>
                <text:p text:style-name="P8"><text:span text:style-name="T5">display correctly on high- and low-resolution monitors </text:span></text:p>
              </text:list-item>
            </text:list>
            <text:list text:style-name="L5" text:continue-numbering="true">
              <text:list-item>
                <text:p text:style-name="P8"><text:span text:style-name="T5">allow the size of the text to be changed </text:span></text:p>
              </text:list-item>
            </text:list>
            <text:list text:style-name="L5" text:continue-numbering="true">
              <text:list-item>
                <text:p text:style-name="P8"><text:span text:style-name="T5">print correctly on various paper sizes and page orientations </text:span></text:p>
              </text:list-item>
            </text:list>
            <text:list text:style-name="L5" text:continue-numbering="true">
              <text:list-item>
                <text:p text:style-name="P8"><text:span text:style-name="T5">be viewable in French via the GoogleTM Translator </text:span></text:p>
              </text:list-item>
            </text:list>
            <text:list text:style-name="L5" text:continue-numbering="true">
              <text:list-item>
                <text:p text:style-name="P8"><text:span text:style-name="T5">be easy to transfer, with little or no modification, to a new Internet Service Provider (ISP) </text:span></text:p>
              </text:list-item>
            </text:list>
            <text:list text:style-name="L5" text:continue-numbering="true">
              <text:list-item>
                <text:p text:style-name="P8"><text:span text:style-name="T5">be easy to maintain by novices without the need for purchased software -- i.e. be updateable by a simple text editor (such as notepad) or free "wysiwyg" editors (such as Mozila Composer, Open Office, etc.) </text:span></text:p>
              </text:list-item>
            </text:list>
            <text:list text:style-name="L5" text:continue-numbering="true"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MRG Web Site Redesign</text:p>
          </draw:text-box>
        </draw:frame>
        <draw:frame presentation:style-name="pr5" draw:text-style-name="P2" draw:layer="layout" svg:width="22.86cm" svg:height="15.949cm" svg:x="1.27cm" svg:y="4.445cm" presentation:class="outline" presentation:user-transformed="true">
          <draw:text-box>
            <text:list text:style-name="L4">
              <text:list-item>
                <text:p text:style-name="P6"><text:span text:style-name="T3">Progress</text:span></text:p>
              </text:list-item>
            </text:list>
            <text:list text:style-name="L5" text:continue-numbering="true">
              <text:list-item>
                <text:p text:style-name="P10"><text:span text:style-name="T4">Most of the existing web pages have been converted from Visio to plain HTML -- pages now download faster, display correctly, and print correctly with various user-selected font sizes </text:span></text:p>
              </text:list-item>
            </text:list>
            <text:list text:style-name="L5" text:continue-numbering="true">
              <text:list-item>
                <text:p text:style-name="P10"><text:span text:style-name="T4">Most links have been converted into "relative" links to simplify the transfer of the web site to a new ISP </text:span></text:p>
              </text:list-item>
            </text:list>
            <text:list text:style-name="L5" text:continue-numbering="true">
              <text:list-item>
                <text:p text:style-name="P10"><text:span text:style-name="T4">Directory structure has been simplified -- which unfortunately has caused some images and links to be broken </text:span></text:p>
              </text:list-item>
            </text:list>
            <text:list text:style-name="L5" text:continue-numbering="true">
              <text:list-item>
                <text:p text:style-name="P10"><text:span text:style-name="T4">Some broken images and links have been fixed </text:span></text:p>
              </text:list-item>
            </text:list>
            <text:list text:style-name="L5" text:continue-numbering="true">
              <text:list-item>
                <text:p text:style-name="P10"><text:span text:style-name="T4">Some menus have been reorganised to simplify navigation </text:span></text:p>
              </text:list-item>
            </text:list>
            <text:list text:style-name="L5" text:continue-numbering="true">
              <text:list-item>
                <text:p text:style-name="P10"><text:span text:style-name="T4">Web pages have been checked with I.E. and Mozilla web browsers </text:span></text:p>
              </text:list-item>
            </text:list>
            <text:list text:style-name="L5" text:continue-numbering="true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MRG Web Site Redesig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Issues</text:span></text:p>
              </text:list-item>
            </text:list>
            <text:list text:style-name="L4">
              <text:list-item>
                <text:p text:style-name="P8"><text:span text:style-name="T7">Structure of the Technical topic needs to be improved </text:span></text:p>
              </text:list-item>
            </text:list>
            <text:list text:style-name="L4">
              <text:list-item>
                <text:p text:style-name="P8"><text:span text:style-name="T7">Miscellaneous topic contains a bunch of unrelated documents that don't seem to fit anywhere -- "Miscellaneous" documents need to be moved and/or new topics need to be created </text:span></text:p>
              </text:list-item>
            </text:list>
            <text:list text:style-name="L4">
              <text:list-item>
                <text:p text:style-name="P8"><text:span text:style-name="T7">Contact Page -- what should it contain? </text:span></text:p>
              </text:list-item>
            </text:list>
            <text:list text:style-name="L4">
              <text:list-item>
                <text:p text:style-name="P8"><text:span text:style-name="T7">"Overlapping" documents need to be reviewed and, possibly, refreshed </text:span></text:p>
              </text:list-item>
            </text:list>
            <text:list text:style-name="L4">
              <text:list-item>
                <text:p text:style-name="P8"><text:span text:style-name="T7">Broken EMRG links (caused by the restructuring) need to be identified and repaired </text:span></text:p>
              </text:list-item>
            </text:list>
            <text:list text:style-name="L4">
              <text:list-item>
                <text:p text:style-name="P10"><text:span text:style-name="T7">Broken</text:span><text:span text:style-name="T8"> </text:span><text:span text:style-name="T7">Internet links need to be identified and repaired or removed</text:span><text:span text:style-name="T8"> </text:span></text:p>
              </text:list-item>
            </text:list>
            <text:list text:style-name="L4">
              <text:list-item>
                <text:p text:style-name="P11"><text:span text:style-name="T7">Web pages need to be checked with various browsers (Netscape, Opera, etc.)</text:span><text:span text:style-name="T9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MRG Web Site Redesig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12"><text:span text:style-name="T10">URLs</text:span></text:p>
              </text:list-item>
            </text:list>
            <text:list text:style-name="L6">
              <text:list-item>
                <text:p text:style-name="P12"><text:span text:style-name="T11"/></text:p>
              </text:list-item>
            </text:list>
            <text:list text:style-name="L6">
              <text:list-item>
                <text:p text:style-name="P12"><text:span text:style-name="T12">Prototype EMRG Web Site: </text:span><text:span text:style-name="T12"><text:line-break/></text:span><text:span text:style-name="T13"><text:a xlink:href="http://www.emrg.ca/next">http://</text:a></text:span><text:span text:style-name="T13"><text:a xlink:href="http://www.emrg.ca/next">www.emrg.ca</text:a></text:span><text:span text:style-name="T13"><text:a xlink:href="http://www.emrg.ca/next">/next</text:a></text:span><text:span text:style-name="T12"> </text:span></text:p>
              </text:list-item>
            </text:list>
            <text:list text:style-name="L6">
              <text:list-item>
                <text:p text:style-name="P12"><text:span text:style-name="T12"/></text:p>
              </text:list-item>
            </text:list>
            <text:list text:style-name="L6">
              <text:list-item>
                <text:p text:style-name="P12"><text:span text:style-name="T12">Current "Official" EMRG Web Site: </text:span><text:span text:style-name="T12"><text:line-break/></text:span><text:span text:style-name="T13"><text:a xlink:href="http://www.emrg.ca/">http://</text:a></text:span><text:span text:style-name="T13"><text:a xlink:href="http://www.emrg.ca/">www.emrg.ca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003399" draw:end-color="#002c85" draw:start-intensity="100%" draw:end-intensity="100%" draw:angle="2250" draw:border="0%"/>
    <draw:gradient draw:name="Gradient_20_11" draw:display-name="Gradient 11" draw:style="linear" draw:start-color="#003399" draw:end-color="#002b81" draw:start-intensity="100%" draw:end-intensity="100%" draw:angle="2250" draw:border="0%"/>
    <draw:gradient draw:name="Gradient_20_12" draw:display-name="Gradient 12" draw:style="linear" draw:start-color="#000514" draw:end-color="#003399" draw:start-intensity="100%" draw:end-intensity="100%" draw:angle="0" draw:border="0%"/>
    <draw:gradient draw:name="Gradient_20_7" draw:display-name="Gradient 7" draw:style="linear" draw:start-color="#002e8a" draw:end-color="#003399" draw:start-intensity="100%" draw:end-intensity="100%" draw:angle="2700" draw:border="0%"/>
    <draw:gradient draw:name="Gradient_20_8" draw:display-name="Gradient 8" draw:style="linear" draw:start-color="#002e8a" draw:end-color="#003399" draw:start-intensity="100%" draw:end-intensity="100%" draw:angle="2250" draw:border="0%"/>
    <draw:gradient draw:name="Gradient_20_9" draw:display-name="Gradient 9" draw:style="linear" draw:start-color="#00297c" draw:end-color="#0033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Garamond" style:font-family-generic="roman" style:font-pitch="variable" fo:color="#e5e5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5e5ff" style:text-outline="false" style:text-line-through-style="none" style:text-position="0% 100%" fo:font-family="Garamond" style:font-family-generic="roman" style:font-pitch="variable" fo:font-size="44pt" fo:font-style="normal" fo:text-shadow="1pt 1pt" style:text-underline-style="none" fo:font-weight="bold" style:font-family-asian="'Bitstream Vera Sans'" style:font-family-generic-asian="system" style:font-pitch-asian="variable" style:font-size-asian="44pt" style:font-style-asian="normal" style:font-weight-asian="bold" style:font-family-complex="'Bitstream Vera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ffcc00" fo:font-size="7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3399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cc00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Garamond" style:font-family-generic="roman" style:font-pitch="variable" fo:color="#e5e5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5e5ff" style:text-outline="false" style:text-line-through-style="none" style:text-position="0% 100%" fo:font-family="Garamond" style:font-family-generic="roman" style:font-pitch="variable" fo:font-size="44pt" fo:font-style="normal" fo:text-shadow="1pt 1pt" style:text-underline-style="none" fo:font-weight="bold" style:letter-kerning="true" style:font-family-asian="'Bitstream Vera Sans'" style:font-family-generic-asian="system" style:font-pitch-asian="variable" style:font-size-asian="44pt" style:font-style-asian="normal" style:font-weight-asian="bold" style:font-family-complex="'Bitstream Vera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text-properties fo:font-family="Wingdings" style:font-pitch="variable" style:font-charset="x-symbol" fo:color="#ffcc00" fo:font-size="7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3399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cc00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a886e0" fo:font-size="7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Garamond" style:font-family-generic="roman" style:font-pitch="variable" fo:font-size="32pt" fo:font-style="normal" fo:text-shadow="1pt 1pt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Garamond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3399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3399" draw:fill-gradient-name="Gradient_20_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gradient" draw:fill-color="#003399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003399" draw:fill-gradient-name="Gradient_20_9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00339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gradient" draw:fill-color="#003399" draw:fill-gradient-name="Gradient_20_10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gradient" draw:fill-color="#003399" draw:fill-gradient-name="Gradient_20_11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gradient" draw:fill-color="#000514" draw:fill-gradient-name="Gradient_20_1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99cc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no-wrap" draw:shadow="hidden" draw:shadow-color="#000514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0099cc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no-wrap" draw:shadow="hidden" draw:shadow-color="#000514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fo:language="en" fo:country="CA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pr1" draw:text-style-name="P4" draw:layer="backgroundobjects" svg:width="5.927cm" svg:height="1.324cm" svg:x="1.269cm" svg:y="17.363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5.927cm" svg:height="1.324cm" svg:x="18.202cm" svg:y="17.355cm" presentation:class="page-number">
        <draw:text-box>
          <text:p text:style-name="P5"><text:span text:style-name="T1"><text:page-number>&lt;number&gt;</text:page-number></text:span></text:p>
        </draw:text-box>
      </draw:frame>
      <draw:g>
        <draw:g>
          <draw:custom-shape draw:style-name="gr3" draw:text-style-name="P7" draw:layer="backgroundobjects" svg:width="12.709cm" svg:height="7.369cm" svg:x="7.62cm" svg:y="11.659cm">
            <text:p/>
            <draw:enhanced-geometry svg:viewBox="0 0 2882 1671" draw:type="non-primitive" draw:enhanced-path="M 2773 544  L 2740 528  L 2692 506  L 2632 484  L 2561 457  L 2480 424  L 2388 397  L 2203 343  L 2078 310  L 1970 277  L 1878 245  L 1807 212  L 1742 179  L 1693 152  L 1655 125  L 1628 103  L 1606 81  L 1590 60  L 1585 43  L 1579 27  L 1585 5  L 1585 0  L 1568 27  L 1557 49  L 1557 76  L 1568 98  L 1590 120  L 1617 141  L 1650 163  L 1688 185  L 1737 207  L 1791 228  L 1905 267  L 2040 310  L 2182 348  L 2285 381  L 2382 408  L 2464 435  L 2540 462  L 2605 484  L 2659 506  L 2708 528  L 2740 544  L 2768 560  L 2784 577  L 2795 593  L 2800 615  L 2795 642  L 2784 664  L 2762 691  L 2730 713  L 2692 735  L 2643 756  L 2589 778  L 2529 800  L 2458 822  L 2382 843  L 2301 865  L 2214 887  L 2030 930  L 1823 979  L 1606 1034  L 1378 1094  L 1145 1164  L 912 1241  L 673 1328  L 440 1431  L 217 1545  L 0 1671  L 353 1671  L 554 1567  L 754 1469  L 955 1388  L 1145 1311  L 1335 1241  L 1519 1186  L 1693 1132  L 1861 1083  L 2019 1045  L 2165 1007  L 2301 974  L 2426 947  L 2534 914  L 2626 892  L 2702 865  L 2762 838  L 2800 816  L 2827 794  L 2849 767  L 2865 745  L 2876 724  L 2882 702  L 2876 658  L 2854 620  L 2833 588  L 2800 560  L 2773 544  L 2773 544  Z N"/>
          </draw:custom-shape>
          <draw:custom-shape draw:style-name="gr4" draw:text-style-name="P7" draw:layer="backgroundobjects" svg:width="5.551cm" svg:height="3.577cm" svg:x="18.389cm" svg:y="11.778cm">
            <text:p/>
            <draw:enhanced-geometry svg:viewBox="0 0 1259 811" draw:type="non-primitive" draw:enhanced-path="M 1259 615  L 1248 588  L 1237 566  L 1216 539  L 1188 517  L 1123 479  L 1042 441  L 944 408  L 841 381  L 727 348  L 613 321  L 499 294  L 391 261  L 288 229  L 195 196  L 119 152  L 54 109  L 33 87  L 16 60  L 5 33  L 0 0  L 0 6  L 0 11  L 0 38  L 5 60  L 16 87  L 33 114  L 54 142  L 87 174  L 125 207  L 179 240  L 244 278  L 326 310  L 418 348  L 526 381  L 657 414  L 749 435  L 830 463  L 901 490  L 966 512  L 1015 539  L 1053 566  L 1080 593  L 1102 620  L 1112 648  L 1118 675  L 1112 697  L 1096 724  L 1080 746  L 1053 767  L 1015 789  L 977 811  L 1047 789  L 1107 767  L 1156 746  L 1199 724  L 1226 702  L 1248 675  L 1259 648  L 1259 615  L 1259 615  Z N"/>
          </draw:custom-shape>
          <draw:custom-shape draw:style-name="gr5" draw:text-style-name="P7" draw:layer="backgroundobjects" svg:width="12.563cm" svg:height="4.273cm" svg:x="12.788cm" svg:y="14.755cm">
            <text:p/>
            <draw:enhanced-geometry svg:viewBox="0 0 2849 969" draw:type="non-primitive" draw:enhanced-path="M 92 958  L 0 969  L 391 969  L 434 947  L 483 914  L 554 876  L 635 838  L 727 794  L 836 745  L 961 696  L 1102 642  L 1259 582  L 1433 522  L 1623 462  L 1829 403  L 2057 343  L 2301 283  L 2567 223  L 2849 163  L 2849 0  L 2817 16  L 2773 33  L 2719 54  L 2648 76  L 2572 98  L 2491 120  L 2399 147  L 2301 169  L 2095 223  L 1889 277  L 1688 326  L 1590 354  L 1503 381  L 1107 506  L 912 577  L 727 647  L 548 718  L 380 794  L 228 876  L 92 958  L 92 958  Z N"/>
          </draw:custom-shape>
          <draw:custom-shape draw:style-name="gr6" draw:text-style-name="P7" draw:layer="backgroundobjects" svg:width="13.26cm" svg:height="9.194cm" svg:x="12.118cm" svg:y="9.834cm">
            <text:p/>
            <draw:enhanced-geometry svg:viewBox="0 0 3007 2085" draw:type="non-primitive" draw:enhanced-path="M 1427 441  L 1433 474  L 1444 501  L 1460 528  L 1482 550  L 1541 593  L 1623 637  L 1715 670  L 1818 702  L 1927 735  L 2041 762  L 2155 789  L 2269 822  L 2372 849  L 2464 882  L 2551 920  L 2616 958  L 2638 980  L 2659 1007  L 2676 1029  L 2681 1056  L 2681 1083  L 2676 1105  L 2665 1127  L 2643 1149  L 2616 1170  L 2583 1187  L 2545 1208  L 2502 1225  L 2448 1241  L 2388 1257  L 2328 1274  L 2258 1290  L 2106 1328  L 1932 1372  L 1742 1421  L 1531 1475  L 1308 1540  L 1069 1617  L 820 1709  L 554 1818  L 282 1943  L 0 2085  L 152 2085  L 244 2074  L 386 1992  L 537 1910  L 700 1834  L 879 1763  L 1064 1693  L 1259 1622  L 1661 1497  L 1748 1470  L 1845 1442  L 2046 1393  L 2252 1339  L 2458 1285  L 2551 1263  L 2643 1236  L 2730 1214  L 2806 1192  L 2876 1170  L 2931 1149  L 2974 1132  L 3007 1116  L 3007 871  L 2941 860  L 2860 844  L 2773 827  L 2670 806  L 2567 784  L 2458 757  L 2241 702  L 2138 670  L 2046 637  L 1959 604  L 1883 566  L 1824 534  L 1780 495  L 1769 474  L 1758 457  L 1753 436  L 1758 419  L 1780 381  L 1813 343  L 1862 316  L 1921 289  L 1986 267  L 2062 245  L 2149 229  L 2236 213  L 2431 180  L 2627 158  L 2827 125  L 2920 109  L 3007 87  L 3007 0  L 2909 22  L 2795 44  L 2676 66  L 2551 82  L 2285 120  L 2155 136  L 2030 158  L 1905 174  L 1791 202  L 1688 229  L 1601 261  L 1525 300  L 1471 338  L 1455 359  L 1438 387  L 1427 414  L 1427 441  L 1427 441  Z N"/>
          </draw:custom-shape>
          <draw:custom-shape draw:style-name="gr7" draw:text-style-name="P7" draw:layer="backgroundobjects" svg:width="5.503cm" svg:height="2.377cm" svg:x="19.848cm" svg:y="10.217cm">
            <text:p/>
            <draw:enhanced-geometry svg:viewBox="0 0 1248 539" draw:type="non-primitive" draw:enhanced-path="M 0 332  L 0 360  L 5 387  L 27 414  L 54 436  L 92 463  L 141 490  L 195 512  L 255 539  L 212 517  L 179 490  L 157 468  L 141 447  L 136 425  L 136 403  L 141 381  L 157 365  L 179 343  L 201 327  L 266 294  L 353 262  L 445 234  L 554 213  L 662 191  L 890 153  L 993 136  L 1091 120  L 1178 115  L 1248 104  L 1248 0  L 1161 22  L 1069 38  L 874 71  L 673 93  L 483 126  L 391 142  L 309 158  L 228 180  L 163 202  L 103 229  L 54 256  L 22 294  L 0 332  L 0 332  Z N"/>
          </draw:custom-shape>
        </draw:g>
        <draw:custom-shape draw:style-name="gr8" draw:text-style-name="P7" draw:layer="backgroundobjects" svg:width="8.048cm" svg:height="6.778cm" svg:x="14.649cm" svg:y="5.913cm">
          <text:p/>
          <draw:enhanced-geometry svg:viewBox="0 0 2296 1469" draw:type="non-primitive" draw:enhanced-path="M 771 1088  L 982 1061  L 1178 1034  L 1357 1012  L 1520 985  L 1666 957  L 1796 930  L 1916 897  L 2013 870  L 2100 832  L 2171 800  L 2220 756  L 2263 712  L 2285 669  L 2296 614  L 2290 560  L 2269 500  L 2241 457  L 2198 408  L 2144 364  L 2079 321  L 2008 277  L 1927 234  L 1769 157  L 1688 125  L 1612 92  L 1536 65  L 1476 43  L 1422 27  L 1384 10  L 1357 5  L 1346 0  L 1498 54  L 1655 119  L 1807 185  L 1948 255  L 2013 288  L 2068 326  L 2122 364  L 2171 402  L 2209 440  L 2236 478  L 2252 522  L 2263 560  L 2258 598  L 2241 636  L 2214 669  L 2171 702  L 2122 729  L 2062 756  L 1997 778  L 1921 800  L 1834 821  L 1748 843  L 1552 876  L 1351 908  L 1134 941  L 923 968  L 716 995  L 521 1028  L 434 1044  L 353 1066  L 277 1082  L 206 1104  L 147 1126  L 92 1148  L 54 1175  L 22 1202  L 6 1229  L 0 1262  L 11 1295  L 27 1327  L 54 1355  L 98 1382  L 141 1404  L 196 1425  L 261 1447  L 326 1469  L 266 1442  L 217 1414  L 174 1387  L 147 1360  L 125 1333  L 120 1306  L 125 1278  L 141 1257  L 174 1229  L 212 1208  L 272 1186  L 342 1164  L 423 1142  L 527 1121  L 641 1104  L 771 1088  L 771 1088  Z N"/>
        </draw:custom-shape>
        <draw:custom-shape draw:style-name="gr9" draw:text-style-name="P7" draw:layer="backgroundobjects" svg:width="25.391cm" svg:height="7.832cm" svg:x="0cm" svg:y="0cm">
          <text:p/>
          <draw:enhanced-geometry svg:viewBox="0 0 5740 1906" draw:type="non-primitive" draw:enhanced-path="M 0 0  L 0 1906  L 5740 1906  L 5740 0  L 0 0  L 0 0  Z N"/>
        </draw:custom-shape>
      </draw:g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pr1" draw:text-style-name="P9" draw:layer="backgroundobjects" svg:width="8.044cm" svg:height="1.324cm" svg:x="8.678cm" svg:y="17.355cm" presentation:class="footer">
        <draw:text-box>
          <text:p text:style-name="P8"><text:span text:style-name="T1"><presentation:footer/></text:span></text:p>
        </draw:text-box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0" draw:text-style-name="P10" draw:layer="backgroundobjects" svg:width="19.05cm" svg:height="25.4cm" svg:x="0cm" svg:y="0cm">
          <text:p/>
        </draw:rect>
        <draw:frame presentation:style-name="pr2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6" draw:layer="backgroundobjects" svg:width="8.255cm" svg:height="1.271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6" draw:layer="backgroundobjects" svg:width="8.255cm" svg:height="1.271cm" svg:x="10.79cm" svg:y="24.125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g>
          <draw:custom-shape draw:style-name="gr3" draw:text-style-name="P7" draw:layer="backgroundobjects" svg:width="12.709cm" svg:height="7.369cm" svg:x="7.62cm" svg:y="11.659cm">
            <text:p/>
            <draw:enhanced-geometry svg:viewBox="0 0 2882 1671" draw:type="non-primitive" draw:enhanced-path="M 2773 544  L 2740 528  L 2692 506  L 2632 484  L 2561 457  L 2480 424  L 2388 397  L 2203 343  L 2078 310  L 1970 277  L 1878 245  L 1807 212  L 1742 179  L 1693 152  L 1655 125  L 1628 103  L 1606 81  L 1590 60  L 1585 43  L 1579 27  L 1585 5  L 1585 0  L 1568 27  L 1557 49  L 1557 76  L 1568 98  L 1590 120  L 1617 141  L 1650 163  L 1688 185  L 1737 207  L 1791 228  L 1905 267  L 2040 310  L 2182 348  L 2285 381  L 2382 408  L 2464 435  L 2540 462  L 2605 484  L 2659 506  L 2708 528  L 2740 544  L 2768 560  L 2784 577  L 2795 593  L 2800 615  L 2795 642  L 2784 664  L 2762 691  L 2730 713  L 2692 735  L 2643 756  L 2589 778  L 2529 800  L 2458 822  L 2382 843  L 2301 865  L 2214 887  L 2030 930  L 1823 979  L 1606 1034  L 1378 1094  L 1145 1164  L 912 1241  L 673 1328  L 440 1431  L 217 1545  L 0 1671  L 353 1671  L 554 1567  L 754 1469  L 955 1388  L 1145 1311  L 1335 1241  L 1519 1186  L 1693 1132  L 1861 1083  L 2019 1045  L 2165 1007  L 2301 974  L 2426 947  L 2534 914  L 2626 892  L 2702 865  L 2762 838  L 2800 816  L 2827 794  L 2849 767  L 2865 745  L 2876 724  L 2882 702  L 2876 658  L 2854 620  L 2833 588  L 2800 560  L 2773 544  L 2773 544  Z N"/>
          </draw:custom-shape>
          <draw:custom-shape draw:style-name="gr4" draw:text-style-name="P7" draw:layer="backgroundobjects" svg:width="5.551cm" svg:height="3.577cm" svg:x="18.389cm" svg:y="11.778cm">
            <text:p/>
            <draw:enhanced-geometry svg:viewBox="0 0 1259 811" draw:type="non-primitive" draw:enhanced-path="M 1259 615  L 1248 588  L 1237 566  L 1216 539  L 1188 517  L 1123 479  L 1042 441  L 944 408  L 841 381  L 727 348  L 613 321  L 499 294  L 391 261  L 288 229  L 195 196  L 119 152  L 54 109  L 33 87  L 16 60  L 5 33  L 0 0  L 0 6  L 0 11  L 0 38  L 5 60  L 16 87  L 33 114  L 54 142  L 87 174  L 125 207  L 179 240  L 244 278  L 326 310  L 418 348  L 526 381  L 657 414  L 749 435  L 830 463  L 901 490  L 966 512  L 1015 539  L 1053 566  L 1080 593  L 1102 620  L 1112 648  L 1118 675  L 1112 697  L 1096 724  L 1080 746  L 1053 767  L 1015 789  L 977 811  L 1047 789  L 1107 767  L 1156 746  L 1199 724  L 1226 702  L 1248 675  L 1259 648  L 1259 615  L 1259 615  Z N"/>
          </draw:custom-shape>
          <draw:custom-shape draw:style-name="gr5" draw:text-style-name="P7" draw:layer="backgroundobjects" svg:width="12.563cm" svg:height="4.273cm" svg:x="12.788cm" svg:y="14.755cm">
            <text:p/>
            <draw:enhanced-geometry svg:viewBox="0 0 2849 969" draw:type="non-primitive" draw:enhanced-path="M 92 958  L 0 969  L 391 969  L 434 947  L 483 914  L 554 876  L 635 838  L 727 794  L 836 745  L 961 696  L 1102 642  L 1259 582  L 1433 522  L 1623 462  L 1829 403  L 2057 343  L 2301 283  L 2567 223  L 2849 163  L 2849 0  L 2817 16  L 2773 33  L 2719 54  L 2648 76  L 2572 98  L 2491 120  L 2399 147  L 2301 169  L 2095 223  L 1889 277  L 1688 326  L 1590 354  L 1503 381  L 1107 506  L 912 577  L 727 647  L 548 718  L 380 794  L 228 876  L 92 958  L 92 958  Z N"/>
          </draw:custom-shape>
          <draw:custom-shape draw:style-name="gr6" draw:text-style-name="P7" draw:layer="backgroundobjects" svg:width="13.26cm" svg:height="9.194cm" svg:x="12.118cm" svg:y="9.834cm">
            <text:p/>
            <draw:enhanced-geometry svg:viewBox="0 0 3007 2085" draw:type="non-primitive" draw:enhanced-path="M 1427 441  L 1433 474  L 1444 501  L 1460 528  L 1482 550  L 1541 593  L 1623 637  L 1715 670  L 1818 702  L 1927 735  L 2041 762  L 2155 789  L 2269 822  L 2372 849  L 2464 882  L 2551 920  L 2616 958  L 2638 980  L 2659 1007  L 2676 1029  L 2681 1056  L 2681 1083  L 2676 1105  L 2665 1127  L 2643 1149  L 2616 1170  L 2583 1187  L 2545 1208  L 2502 1225  L 2448 1241  L 2388 1257  L 2328 1274  L 2258 1290  L 2106 1328  L 1932 1372  L 1742 1421  L 1531 1475  L 1308 1540  L 1069 1617  L 820 1709  L 554 1818  L 282 1943  L 0 2085  L 152 2085  L 244 2074  L 386 1992  L 537 1910  L 700 1834  L 879 1763  L 1064 1693  L 1259 1622  L 1661 1497  L 1748 1470  L 1845 1442  L 2046 1393  L 2252 1339  L 2458 1285  L 2551 1263  L 2643 1236  L 2730 1214  L 2806 1192  L 2876 1170  L 2931 1149  L 2974 1132  L 3007 1116  L 3007 871  L 2941 860  L 2860 844  L 2773 827  L 2670 806  L 2567 784  L 2458 757  L 2241 702  L 2138 670  L 2046 637  L 1959 604  L 1883 566  L 1824 534  L 1780 495  L 1769 474  L 1758 457  L 1753 436  L 1758 419  L 1780 381  L 1813 343  L 1862 316  L 1921 289  L 1986 267  L 2062 245  L 2149 229  L 2236 213  L 2431 180  L 2627 158  L 2827 125  L 2920 109  L 3007 87  L 3007 0  L 2909 22  L 2795 44  L 2676 66  L 2551 82  L 2285 120  L 2155 136  L 2030 158  L 1905 174  L 1791 202  L 1688 229  L 1601 261  L 1525 300  L 1471 338  L 1455 359  L 1438 387  L 1427 414  L 1427 441  L 1427 441  Z N"/>
          </draw:custom-shape>
          <draw:custom-shape draw:style-name="gr7" draw:text-style-name="P7" draw:layer="backgroundobjects" svg:width="5.503cm" svg:height="2.377cm" svg:x="19.848cm" svg:y="10.217cm">
            <text:p/>
            <draw:enhanced-geometry svg:viewBox="0 0 1248 539" draw:type="non-primitive" draw:enhanced-path="M 0 332  L 0 360  L 5 387  L 27 414  L 54 436  L 92 463  L 141 490  L 195 512  L 255 539  L 212 517  L 179 490  L 157 468  L 141 447  L 136 425  L 136 403  L 141 381  L 157 365  L 179 343  L 201 327  L 266 294  L 353 262  L 445 234  L 554 213  L 662 191  L 890 153  L 993 136  L 1091 120  L 1178 115  L 1248 104  L 1248 0  L 1161 22  L 1069 38  L 874 71  L 673 93  L 483 126  L 391 142  L 309 158  L 228 180  L 163 202  L 103 229  L 54 256  L 22 294  L 0 332  L 0 332  Z N"/>
          </draw:custom-shape>
        </draw:g>
        <draw:custom-shape draw:style-name="gr8" draw:text-style-name="P7" draw:layer="backgroundobjects" svg:width="8.048cm" svg:height="6.778cm" svg:x="14.649cm" svg:y="5.913cm">
          <text:p/>
          <draw:enhanced-geometry svg:viewBox="0 0 2296 1469" draw:type="non-primitive" draw:enhanced-path="M 771 1088  L 982 1061  L 1178 1034  L 1357 1012  L 1520 985  L 1666 957  L 1796 930  L 1916 897  L 2013 870  L 2100 832  L 2171 800  L 2220 756  L 2263 712  L 2285 669  L 2296 614  L 2290 560  L 2269 500  L 2241 457  L 2198 408  L 2144 364  L 2079 321  L 2008 277  L 1927 234  L 1769 157  L 1688 125  L 1612 92  L 1536 65  L 1476 43  L 1422 27  L 1384 10  L 1357 5  L 1346 0  L 1498 54  L 1655 119  L 1807 185  L 1948 255  L 2013 288  L 2068 326  L 2122 364  L 2171 402  L 2209 440  L 2236 478  L 2252 522  L 2263 560  L 2258 598  L 2241 636  L 2214 669  L 2171 702  L 2122 729  L 2062 756  L 1997 778  L 1921 800  L 1834 821  L 1748 843  L 1552 876  L 1351 908  L 1134 941  L 923 968  L 716 995  L 521 1028  L 434 1044  L 353 1066  L 277 1082  L 206 1104  L 147 1126  L 92 1148  L 54 1175  L 22 1202  L 6 1229  L 0 1262  L 11 1295  L 27 1327  L 54 1355  L 98 1382  L 141 1404  L 196 1425  L 261 1447  L 326 1469  L 266 1442  L 217 1414  L 174 1387  L 147 1360  L 125 1333  L 120 1306  L 125 1278  L 141 1257  L 174 1229  L 212 1208  L 272 1186  L 342 1164  L 423 1142  L 527 1121  L 641 1104  L 771 1088  L 771 1088  Z N"/>
        </draw:custom-shape>
        <draw:custom-shape draw:style-name="gr9" draw:text-style-name="P7" draw:layer="backgroundobjects" svg:width="25.391cm" svg:height="7.832cm" svg:x="0cm" svg:y="0cm">
          <text:p/>
          <draw:enhanced-geometry svg:viewBox="0 0 5740 1906" draw:type="non-primitive" draw:enhanced-path="M 0 0  L 0 1906  L 5740 1906  L 5740 0  L 0 0  L 0 0  Z N"/>
        </draw:custom-shape>
      </draw:g>
      <draw:frame presentation:style-name="Title1-title" draw:layer="backgroundobjects" svg:width="21.59cm" svg:height="5.337cm" svg:x="1.905cm" svg:y="4.824cm" presentation:class="title" presentation:placeholder="true">
        <draw:text-box/>
      </draw:frame>
      <draw:frame presentation:style-name="pr4" draw:text-style-name="P4" draw:layer="backgroundobjects" svg:width="5.927cm" svg:height="1.324cm" svg:x="1.269cm" svg:y="17.355cm" presentation:class="date-time">
        <draw:text-box>
          <text:p text:style-name="P3"><text:span text:style-name="T1"><presentation:date-time/></text:span></text:p>
        </draw:text-box>
      </draw:frame>
      <draw:frame presentation:style-name="pr4" draw:text-style-name="P9" draw:layer="backgroundobjects" svg:width="8.044cm" svg:height="1.324cm" svg:x="8.678cm" svg:y="17.363cm" presentation:class="footer">
        <draw:text-box>
          <text:p text:style-name="P8"><text:span text:style-name="T1"><presentation:footer/></text:span></text:p>
        </draw:text-box>
      </draw:frame>
      <draw:frame presentation:style-name="pr4" draw:text-style-name="P6" draw:layer="backgroundobjects" svg:width="5.927cm" svg:height="1.324cm" svg:x="18.202cm" svg:y="17.372cm" presentation:class="page-number">
        <draw:text-box>
          <text:p text:style-name="P5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0" draw:text-style-name="P10" draw:layer="backgroundobjects" svg:width="19.05cm" svg:height="25.4cm" svg:x="0cm" svg:y="0cm">
          <text:p/>
        </draw:rect>
        <draw:frame presentation:style-name="pr5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6" draw:layer="backgroundobjects" svg:width="8.255cm" svg:height="1.271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6" draw:text-style-name="P6" draw:layer="backgroundobjects" svg:width="8.255cm" svg:height="1.271cm" svg:x="10.79cm" svg:y="24.125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EMRG</dc:title>
    <meta:initial-creator>SCSD BUSC</meta:initial-creator>
    <meta:creation-date>2006-01-27T12:21:58</meta:creation-date>
    <dc:creator>SCSD BUSC</dc:creator>
    <dc:date>2006-01-27T12:48:52</dc:date>
    <meta:editing-cycles>3</meta:editing-cycles>
    <meta:editing-duration>PT26M2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